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Pictures/10000000000001230000019EE62D1247D805F7DE.png" manifest:media-type="image/png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9b3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e9f98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04bc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fo:font-weight="bold" officeooo:paragraph-rsid="002545bc" style:font-name-asian="OzHandicraft BT" style:font-size-asian="16pt" style:font-weight-asian="bold" style:font-name-complex="OzHandicraft BT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officeooo:rsid="002545bc" officeooo:paragraph-rsid="002545bc" style:font-name-asian="OLIVEOIL" style:font-size-asian="12pt" style:font-name-complex="OLIVEOIL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0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5462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fo:font-size="16pt" officeooo:rsid="001e9f98" style:font-size-asian="16pt" style:font-size-complex="16pt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d4f8"/>
    </style:style>
    <style:style style:name="T17" style:family="text">
      <style:text-properties officeooo:rsid="000f2237"/>
    </style:style>
    <style:style style:name="T18" style:family="text">
      <style:text-properties officeooo:rsid="00142268"/>
    </style:style>
    <style:style style:name="T19" style:family="text">
      <style:text-properties officeooo:rsid="00171222"/>
    </style:style>
    <style:style style:name="T20" style:family="text">
      <style:text-properties officeooo:rsid="0018e6b3"/>
    </style:style>
    <style:style style:name="T21" style:family="text">
      <style:text-properties officeooo:rsid="001aa13a"/>
    </style:style>
    <style:style style:name="T22" style:family="text">
      <style:text-properties officeooo:rsid="001ad276"/>
    </style:style>
    <style:style style:name="T23" style:family="text">
      <style:text-properties officeooo:rsid="001b39b3"/>
    </style:style>
    <style:style style:name="T24" style:family="text">
      <style:text-properties officeooo:rsid="001b9d7f"/>
    </style:style>
    <style:style style:name="T25" style:family="text">
      <style:text-properties officeooo:rsid="001c2109"/>
    </style:style>
    <style:style style:name="T26" style:family="text">
      <style:text-properties officeooo:rsid="001dff71"/>
    </style:style>
    <style:style style:name="T27" style:family="text">
      <style:text-properties officeooo:rsid="001e9f98"/>
    </style:style>
    <style:style style:name="T28" style:family="text">
      <style:text-properties officeooo:rsid="0020957b"/>
    </style:style>
    <style:style style:name="T29" style:family="text">
      <style:text-properties officeooo:rsid="00223f52"/>
    </style:style>
    <style:style style:name="T30" style:family="text">
      <style:text-properties officeooo:rsid="002545bc"/>
    </style:style>
    <style:style style:name="T31" style:family="text">
      <style:text-properties style:font-name="Ubuntu"/>
    </style:style>
    <style:style style:name="T32" style:family="text">
      <style:text-properties style:font-name="Ubuntu" officeooo:rsid="00142268"/>
    </style:style>
    <style:style style:name="T33" style:family="text">
      <style:text-properties style:font-name="Ubuntu" fo:font-size="12pt" officeooo:rsid="002545bc" style:font-name-asian="OLIVEOIL" style:font-size-asian="12pt" style:font-name-complex="OLIVEOIL" style:font-size-complex="12pt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28"><text:span text:style-name="T31"/></text:p>
      <text:p text:style-name="P4"/>
      <text:p text:style-name="P29"><draw:frame draw:style-name="fr3" draw:name="Object1" text:anchor-type="paragraph" svg:x="13.711cm" svg:y="0.041cm" svg:width="6.279cm" svg:height="11.294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6"/>
      <text:p text:style-name="P7">Beer Name: <text:s text:c="3"/><text:span text:style-name="T18">Ruby U Black Bracket</text:span> <text:s text:c="64"/></text:p>
      <text:p text:style-name="P8">Brew Date: <text:s text:c="3"/><text:span text:style-name="T18">Feb 12</text:span><text:span text:style-name="T18">‘17</text:span> <text:s text:c="63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10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30" svg:x1="1.543cm" svg:y1="0.624cm" svg:x2="1.622cm" svg:y2="6.577cm"><text:p/></draw:line><draw:line text:anchor-type="paragraph" draw:z-index="2" draw:style-name="gr1" draw:text-style-name="P30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>18 <text:s text:c="6"/># <text:s text:c="6"/>Dark Munich</text:p>
      <text:p text:style-name="P7">.33 <text:s text:c="5"/># <text:s text:c="6"/>Black Patent</text:p>
      <text:p text:style-name="P7">3.<text:span text:style-name="T30">8</text:span> <text:s text:c="8"/># <text:s text:c="6"/>Honey <text:span text:style-name="T17">(chinese)</text:span>(after boil)</text:p>
      <text:p text:style-name="P7"/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8"><text:s text:c="6"/>Irish Moss</text:p>
      <text:p text:style-name="P19"><text:s text:c="13"/></text:p>
      <text:p text:style-name="Standard"><draw:line text:anchor-type="paragraph" draw:z-index="3" draw:style-name="gr1" draw:text-style-name="P30" svg:x1="2.628cm" svg:y1="0.213cm" svg:x2="2.707cm" svg:y2="3.653cm"><text:p/></draw:line><draw:line text:anchor-type="paragraph" draw:z-index="4" draw:style-name="gr1" draw:text-style-name="P30" svg:x1="10.249cm" svg:y1="0.104cm" svg:x2="10.328cm" svg:y2="3.544cm"><text:p/></draw:line>Qt <text:s/>oz/g <text:s text:c="13"/>Hop/Seasoning <text:s text:c="15"/>Time</text:p>
      <text:p text:style-name="P20">7<text:span text:style-name="T27">5</text:span> g <text:s text:c="18"/>Hallertauer <text:s text:c="19"/>60 min <text:s text:c="3"/></text:p>
      <text:p text:style-name="P7"/>
      <text:p text:style-name="P22"/>
      <text:p text:style-name="P27"><text:span text:style-name="T32"/></text:p>
      <text:p text:style-name="P17"/>
      <text:p text:style-name="P17"/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9">Primary: </text:p>
      <text:p text:style-name="P26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7">Purged:</text:span><text:span text:style-name="T4"><text:tab/><text:tab/><text:tab/><text:tab/><text:tab/><text:tab/>Charged:</text:span></text:p>
      <text:p text:style-name="P9"/>
      <text:p text:style-name="P9">Start Time:<text:span text:style-name="T15"> 7:15</text:span></text:p>
      <text:p text:style-name="P9">Fill mash tun:<text:tab/><text:span text:style-name="T19">Sat</text:span></text:p>
      <text:p text:style-name="P9">Fill sparge kettle: <text:tab/><text:span text:style-name="T19">Sat</text:span><text:tab/><text:tab/><text:tab/><text:tab/></text:p>
      <text:p text:style-name="P9">Fire burners: <text:span text:style-name="T19">7:15</text:span>am</text:p>
      <text:p text:style-name="P9"><text:soft-page-break/>Heat Mash Tun : Target Temp: 1<text:span text:style-name="T14">55</text:span> <text:s text:c="4"/></text:p>
      <text:p text:style-name="P23"><draw:frame draw:style-name="fr2" draw:name="Object2" text:anchor-type="paragraph" svg:x="9.442cm" svg:y="0.258cm" svg:width="11.508cm" svg:height="15.258cm" draw:z-index="5"><draw:object xlink:href="./Object 3" xlink:type="simple" xlink:show="embed" xlink:actuate="onLoad"/><draw:image xlink:href="./ObjectReplacements/Object 3" xlink:type="simple" xlink:show="embed" xlink:actuate="onLoad"/></draw:frame>Heat Sparge Kettle: </text:p>
      <text:p text:style-name="P23">Target Temp: 1<text:span text:style-name="T18">60</text:span></text:p>
      <text:p text:style-name="P9">Target Temp (Mash): 15<text:span text:style-name="T18">4</text:span></text:p>
      <text:p text:style-name="P9">Grind grain: <text:s text:c="2"/><text:span text:style-name="T19">8:05</text:span> <text:span text:style-name="T15">am</text:span></text:p>
      <text:p text:style-name="P9">sparge temp:<text:span text:style-name="T21">160</text:span></text:p>
      <text:p text:style-name="P9">Strike Temp: <text:span text:style-name="T21">154</text:span></text:p>
      <text:p text:style-name="P9">pump temp: <text:s/><text:span text:style-name="T21">154</text:span></text:p>
      <text:p text:style-name="P16">Temp: <text:span text:style-name="T21">148</text:span></text:p>
      <text:p text:style-name="P9">Mash: Duration: <text:span text:style-name="T15">90</text:span> <text:s text:c="6"/>minutes <text:s text:c="7"/></text:p>
      <text:p text:style-name="P9">Start: <text:s/><text:span text:style-name="T20">8:15</text:span> <text:s text:c="5"/>Finish: <text:span text:style-name="T21">9:45am</text:span></text:p>
      <text:p text:style-name="P9">Heat (to deactivate enzymes)<text:tab/><text:tab/></text:p>
      <text:p text:style-name="P11">Target Temp: 168 <text:s text:c="2"/></text:p>
      <text:p text:style-name="P11">Start: <text:span text:style-name="T22">9:45am</text:span> <text:s text:c="6"/></text:p>
      <text:p text:style-name="P9">Finish: <text:s/><text:span text:style-name="T23">10am</text:span></text:p>
      <text:p text:style-name="P9">Heat Sparge H20 (Target175◦) <text:s text:c="7"/></text:p>
      <text:p text:style-name="P12">Sparge: </text:p>
      <text:p text:style-name="P12">Start:<text:span text:style-name="T23">10:05</text:span> <text:s/><text:span text:style-name="T16">am</text:span></text:p>
      <text:p text:style-name="P15">Finish: <text:span text:style-name="T25">10:55am </text:span></text:p>
      <text:p text:style-name="P15">Wort collected: <text:s text:c="2"/><text:span text:style-name="T24">Full kettle</text:span></text:p>
      <text:p text:style-name="P9">Boil : Burner On: <text:s/><text:span text:style-name="T24">10:20</text:span></text:p>
      <text:p text:style-name="P9">Rolling Boil: <text:s text:c="2"/><text:span text:style-name="T26">11:20am</text:span> </text:p>
      <text:p text:style-name="P13">Duration: 90<text:span text:style-name="T27">+</text:span>min <text:s/><text:span text:style-name="T27">(had to change propane tank)</text:span></text:p>
      <text:p text:style-name="P13">Start:<text:span text:style-name="T27">11:35</text:span></text:p>
      <text:p text:style-name="P25">Hops In: <text:s/><text:span text:style-name="T27">12:15pm</text:span> <text:s text:c="19"/></text:p>
      <text:p text:style-name="P25"><text:span text:style-name="T27">Whirlflock in: 1:00pm</text:span></text:p>
      <text:p text:style-name="P9">Finish: <text:s/><text:span text:style-name="T27">1:15pm</text:span> <text:s text:c="4"/></text:p>
      <text:p text:style-name="P9">Burner Off: <text:span text:style-name="T27">1:15</text:span></text:p>
      <text:p text:style-name="P9">Rest 15 min <text:s text:c="7"/></text:p>
      <text:p text:style-name="P14">Start: <text:s/><text:span text:style-name="T27">1:15</text:span></text:p>
      <text:p text:style-name="P25">Finish: <text:span text:style-name="T27">1:30</text:span></text:p>
      <text:p text:style-name="P25"><text:span text:style-name="T27">Pump &amp; Chill:</text:span></text:p>
      <text:p text:style-name="P25"><text:span text:style-name="T27">Start: <text:s text:c="2"/>1:30 <text:s/>Fin:</text:span> <text:s text:c="2"/><text:span text:style-name="T29">2:20 ish</text:span></text:p>
      <text:p text:style-name="P9">OG : <text:s text:c="2"/><text:span text:style-name="T29">1.060</text:span></text:p>
      <text:p text:style-name="P10">Yeast: <text:span text:style-name="T13">Mauri Brew</text:span><text:span text:style-name="T11"> Yeast</text:span> <text:s/></text:p>
      <text:p text:style-name="P9">Irish Moss</text:p>
      <text:p text:style-name="P5">Notes: <text:span text:style-name="T28">added old crystallized chinese honey to boiler/plugged up filter/cleaned filter twice/still really slow/ next time add honey to primary and stir w/drill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family="'OzHandicraft BT'" fo:font-size="16pt" style:font-name-asian="OzHandicraft BT" style:font-family-asian="'OzHandicraft BT'" style:font-size-asian="16pt" style:font-name-complex="OzHandicraft BT" style:font-family-complex="'OzHandicraft BT'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Frame_5f_2" style:display-name="GraphicFrame_2" style:family="graphic">
      <style:graphic-properties svg:width="10.209cm" svg:height="11.448cm" text:anchor-type="paragraph" svg:x="0.619cm" svg:y="-0.146cm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12T14:57:16.305965586</dc:date>
    <meta:editing-duration>PT51M37S</meta:editing-duration>
    <meta:editing-cycles>18</meta:editing-cycles>
    <meta:document-statistic meta:table-count="0" meta:image-count="0" meta:object-count="3" meta:page-count="2" meta:paragraph-count="65" meta:word-count="215" meta:character-count="2572" meta:non-whitespace-character-count="10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fill-color="#c5000b" draw:textarea-vertical-align="middle" draw:auto-grow-height="false" fo:min-height="0.376cm" fo:min-width="0.2cm"/>
    </style:style>
    <style:style style:name="P1" style:family="paragraph">
      <loext:graphic-properties draw:fill-color="#c5000b"/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style-name="gr2" draw:text-style-name="P1" draw:layer="layout" svg:width="0.7cm" svg:height="0.626cm" svg:x="4.7cm" svg:y="4.4cm">
          <text:p/>
          <draw:enhanced-geometry svg:viewBox="0 0 21600 21600" draw:text-areas="6722 8256 14878 15460" draw:mirror-vertical="true" draw:mirror-horizontal="tru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0" chart:interval-major="10" chart:interval-minor-divis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7cm" svg:height="15.257cm" xlink:href="." xlink:type="simple" chart:class="chart:line" chart:style-name="ch1">
        <chart:title svg:x="2.693cm" svg:y="0.441cm" chart:style-name="ch2">
          <text:p>Ruby U Black Bracket Feb '17</text:p>
        </chart:title>
        <chart:legend chart:legend-position="end" svg:x="8.84cm" svg:y="6.831cm" style:legend-expansion="high" chart:style-name="ch3"/>
        <chart:plot-area chart:style-name="ch4" chart:data-source-has-labels="both" svg:x="1.078cm" svg:y="1.963cm" svg:width="8.279cm" svg:height="8.374cm">
          <chartooo:coordinate-region svg:x="2.229cm" svg:y="2.162cm" svg:width="7.128cm" svg:height="7.13cm"/>
          <chart:axis chart:dimension="x" chart:name="primary-x" chart:style-name="ch5" chartooo:axis-type="auto">
            <chartooo:date-scale/>
            <chart:title svg:x="4.855cm" svg:y="10.642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288cm" svg:y="7.0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170">
                <text:p>1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